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 Data" table:style-name="ta1">
        <office:forms form:automatic-focus="false" form:apply-design-mode="false"/>
        <table:shapes>
          <draw:frame draw:z-index="0" draw:style-name="gr1" draw:text-style-name="P1" svg:width="8.0201in" svg:height="7.4in" svg:x="17.0059in" svg:y="3.6571in">
            <draw:object draw:notify-on-update-of-ranges="'Total Data'.A4:'Total Data'.A9 'Total Data'.A1:'Total Data'.A1 'Total Data'.D4:'Total Data'.D9 'Total Data'.A11:'Total Data'.A11 'Total Data'.D14:'Total Data'.D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0201in" svg:height="7.4in" svg:x="0.6587in" svg:y="3.6354in">
            <draw:object draw:notify-on-update-of-ranges="'Total Data'.A4:'Total Data'.A9 'Total Data'.A1:'Total Data'.A1 'Total Data'.B4:'Total Data'.B9 'Total Data'.A11:'Total Data'.A11 'Total Data'.B14:'Total Data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0201in" svg:height="7.4in" svg:x="8.8055in" svg:y="3.5972in">
            <draw:object draw:notify-on-update-of-ranges="'Total Data'.A4:'Total Data'.A9 'Total Data'.A1:'Total Data'.A1 'Total Data'.C4:'Total Data'.C9 'Total Data'.A11:'Total Data'.A11 'Total Data'.C14:'Total Data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0201in" svg:height="7.4in" svg:x="0.6583in" svg:y="11.5638in">
            <draw:object draw:notify-on-update-of-ranges="'Total Data'.A4:'Total Data'.A9 'Total Data'.A1:'Total Data'.A1 'Total Data'.E4:'Total Data'.E9 'Total Data'.A11:'Total Data'.A11 'Total Data'.E14:'Total Data'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0201in" svg:height="7.4in" svg:x="8.8157in" svg:y="11.6083in">
            <draw:object draw:notify-on-update-of-ranges="'Total Data'.A4:'Total Data'.A9 'Total Data'.A1:'Total Data'.A1 'Total Data'.C4:'Total Data'.C9 'Total Data'.A11:'Total Data'.A11 'Total Data'.F14:'Total Data'.F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0201in" svg:height="7.4in" svg:x="16.9898in" svg:y="11.6976in">
            <draw:object draw:notify-on-update-of-ranges="'Total Data'.A4:'Total Data'.A9 'Total Data'.A1:'Total Data'.A1 'Total Data'.G4:'Total Data'.G9 'Total Data'.A11:'Total Data'.A11 'Total Data'.G14:'Total Data'.G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0201in" svg:height="7.4in" svg:x="0.6933in" svg:y="19.3118in">
            <draw:object draw:notify-on-update-of-ranges="'Total Data'.A4:'Total Data'.A9 'Total Data'.A1:'Total Data'.A1 'Total Data'.H4:'Total Data'.H9 'Total Data'.A11:'Total Data'.A11 'Total Data'.H14:'Total Data'.H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0201in" svg:height="7.4in" svg:x="8.8965in" svg:y="19.3555in">
            <draw:object draw:notify-on-update-of-ranges="'Total Data'.A4:'Total Data'.A9 'Total Data'.A1:'Total Data'.A1 'Total Data'.I4:'Total Data'.I9 'Total Data'.A11:'Total Data'.A11 'Total Data'.I14:'Total Data'.I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2" draw:text-style-name="P1" svg:width="8.0201in" svg:height="7.4in" svg:x="17.0902in" svg:y="19.4028in">
            <draw:object draw:notify-on-update-of-ranges="'Total Data'.A4:'Total Data'.A9 'Total Data'.A1:'Total Data'.A1 'Total Data'.J4:'Total Data'.J9 'Total Data'.A11:'Total Data'.A11 'Total Data'.J14:'Total Data'.J19" xlink:href="./Object 9" xlink:type="simple" xlink:show="embed" xlink:actuate="onLoad">
              <loext:p text:style-name="P2">s</loext:p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tat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table:style-name="ce2" office:value-type="string" calcext:value-type="string">
            <text:p>Total Bins Percentage</text:p>
          </table:table-cell>
          <table:table-cell table:style-name="ce2"/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99.814/1000" office:value-type="float" office:value="0.999814" calcext:value-type="float">
            <text:p>0.999814</text:p>
          </table:table-cell>
          <table:table-cell office:value-type="float" office:value="58.2721" calcext:value-type="float">
            <text:p>58.2721</text:p>
          </table:table-cell>
          <table:table-cell office:value-type="float" office:value="15.7895" calcext:value-type="float">
            <text:p>15.7895</text:p>
          </table:table-cell>
          <table:table-cell table:formula="of:=999.707/1000" office:value-type="float" office:value="0.999707" calcext:value-type="float">
            <text:p>0.999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9.9099" calcext:value-type="float">
            <text:p>9.9099</text:p>
          </table:table-cell>
          <table:table-cell table:formula="of:=999.333/1000" office:value-type="float" office:value="0.999333" calcext:value-type="float">
            <text:p>0.999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13.8298" calcext:value-type="float">
            <text:p>13.8298</text:p>
          </table:table-cell>
          <table:table-cell/>
          <table:table-cell table:style-name="ce3" table:formula="of:=([.C4]-[.C14])*100/[.C4]" office:value-type="float" office:value="31.7168936763906" calcext:value-type="float">
            <text:p>31.72</text:p>
          </table:table-cell>
          <table:table-cell table:style-name="ce3" table:formula="of:=([.F4]-[.F14])*100/[.F4]" office:value-type="float" office:value="30.2589513536571" calcext:value-type="float">
            <text:p>30.26</text:p>
          </table:table-cell>
          <table:table-cell table:style-name="ce3" table:formula="of:=([.I4]-[.I14])*100/[.I4]" office:value-type="float" office:value="45.1336452494557" calcext:value-type="float">
            <text:p>45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99.594/1000" office:value-type="float" office:value="1.999594" calcext:value-type="float">
            <text:p>1.999594</text:p>
          </table:table-cell>
          <table:table-cell office:value-type="float" office:value="136.1242" calcext:value-type="float">
            <text:p>136.1242</text:p>
          </table:table-cell>
          <table:table-cell office:value-type="float" office:value="31.579" calcext:value-type="float">
            <text:p>31.579</text:p>
          </table:table-cell>
          <table:table-cell table:formula="of:=1999.157/1000" office:value-type="float" office:value="1.999157" calcext:value-type="float">
            <text:p>1.999157</text:p>
          </table:table-cell>
          <table:table-cell office:value-type="float" office:value="158.0446" calcext:value-type="float">
            <text:p>158.0446</text:p>
          </table:table-cell>
          <table:table-cell office:value-type="float" office:value="20.7207" calcext:value-type="float">
            <text:p>20.7207</text:p>
          </table:table-cell>
          <table:table-cell table:formula="of:=1998.096/1000" office:value-type="float" office:value="1.998096" calcext:value-type="float">
            <text:p>1.998096</text:p>
          </table:table-cell>
          <table:table-cell office:value-type="float" office:value="179.9812" calcext:value-type="float">
            <text:p>179.9812</text:p>
          </table:table-cell>
          <table:table-cell office:value-type="float" office:value="26.5958" calcext:value-type="float">
            <text:p>26.5958</text:p>
          </table:table-cell>
          <table:table-cell/>
          <table:table-cell table:style-name="ce3" table:formula="of:=([.C5]-[.C15])*100/[.C5]" office:value-type="float" office:value="26.8462183799795" calcext:value-type="float">
            <text:p>26.85</text:p>
          </table:table-cell>
          <table:table-cell table:style-name="ce3" table:formula="of:=([.F5]-[.F15])*100/[.F5]" office:value-type="float" office:value="18.1433595326889" calcext:value-type="float">
            <text:p>18.14</text:p>
          </table:table-cell>
          <table:table-cell table:style-name="ce3" table:formula="of:=([.I5]-[.I15])*100/[.I5]" office:value-type="float" office:value="33.5986203003425" calcext:value-type="float">
            <text:p>33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999.507/1000" office:value-type="float" office:value="2.999507" calcext:value-type="float">
            <text:p>2.999507</text:p>
          </table:table-cell>
          <table:table-cell office:value-type="float" office:value="250.8882" calcext:value-type="float">
            <text:p>250.8882</text:p>
          </table:table-cell>
          <table:table-cell office:value-type="float" office:value="48.4211" calcext:value-type="float">
            <text:p>48.4211</text:p>
          </table:table-cell>
          <table:table-cell table:formula="of:=2999.147/1000" office:value-type="float" office:value="2.999147" calcext:value-type="float">
            <text:p>2.999147</text:p>
          </table:table-cell>
          <table:table-cell office:value-type="float" office:value="234.4769" calcext:value-type="float">
            <text:p>234.4769</text:p>
          </table:table-cell>
          <table:table-cell office:value-type="float" office:value="33.3333" calcext:value-type="float">
            <text:p>33.3333</text:p>
          </table:table-cell>
          <table:table-cell table:formula="of:=2998.005/1000" office:value-type="float" office:value="2.998005" calcext:value-type="float">
            <text:p>2.998005</text:p>
          </table:table-cell>
          <table:table-cell office:value-type="float" office:value="283.2705" calcext:value-type="float">
            <text:p>283.2705</text:p>
          </table:table-cell>
          <table:table-cell office:value-type="float" office:value="43.617" calcext:value-type="float">
            <text:p>43.617</text:p>
          </table:table-cell>
          <table:table-cell/>
          <table:table-cell table:style-name="ce3" table:formula="of:=([.C6]-[.C16])*100/[.C6]" office:value-type="float" office:value="43.3811554309848" calcext:value-type="float">
            <text:p>43.38</text:p>
          </table:table-cell>
          <table:table-cell table:style-name="ce3" table:formula="of:=([.F6]-[.F16])*100/[.F6]" office:value-type="float" office:value="16.8190981712911" calcext:value-type="float">
            <text:p>16.82</text:p>
          </table:table-cell>
          <table:table-cell table:style-name="ce3" table:formula="of:=([.I6]-[.I16])*100/[.I6]" office:value-type="float" office:value="36.2058527096892" calcext:value-type="float">
            <text:p>36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997.812/1000" office:value-type="float" office:value="3.997812" calcext:value-type="float">
            <text:p>3.997812</text:p>
          </table:table-cell>
          <table:table-cell office:value-type="float" office:value="344.5587" calcext:value-type="float">
            <text:p>344.5587</text:p>
          </table:table-cell>
          <table:table-cell office:value-type="float" office:value="70.5263" calcext:value-type="float">
            <text:p>70.5263</text:p>
          </table:table-cell>
          <table:table-cell table:formula="of:=3998.388/1000" office:value-type="float" office:value="3.998388" calcext:value-type="float">
            <text:p>3.998388</text:p>
          </table:table-cell>
          <table:table-cell office:value-type="float" office:value="352.9025" calcext:value-type="float">
            <text:p>352.9025</text:p>
          </table:table-cell>
          <table:table-cell office:value-type="float" office:value="51.3514" calcext:value-type="float">
            <text:p>51.3514</text:p>
          </table:table-cell>
          <table:table-cell table:formula="of:=3996.424/1000" office:value-type="float" office:value="3.996424" calcext:value-type="float">
            <text:p>3.996424</text:p>
          </table:table-cell>
          <table:table-cell office:value-type="float" office:value="379.4674" calcext:value-type="float">
            <text:p>379.4674</text:p>
          </table:table-cell>
          <table:table-cell office:value-type="float" office:value="69.1489" calcext:value-type="float">
            <text:p>69.1489</text:p>
          </table:table-cell>
          <table:table-cell/>
          <table:table-cell table:style-name="ce3" table:formula="of:=([.C7]-[.C17])*100/[.C7]" office:value-type="float" office:value="39.4616940451656" calcext:value-type="float">
            <text:p>39.46</text:p>
          </table:table-cell>
          <table:table-cell table:style-name="ce3" table:formula="of:=([.F7]-[.F17])*100/[.F7]" office:value-type="float" office:value="20.7628169253547" calcext:value-type="float">
            <text:p>20.76</text:p>
          </table:table-cell>
          <table:table-cell table:style-name="ce3" table:formula="of:=([.I7]-[.I17])*100/[.I7]" office:value-type="float" office:value="36.2791111963768" calcext:value-type="float">
            <text:p>3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544.068/1000" office:value-type="float" office:value="4.544068" calcext:value-type="float">
            <text:p>4.544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table:formula="of:=4997.709/1000" office:value-type="float" office:value="4.997709" calcext:value-type="float">
            <text:p>4.997709</text:p>
          </table:table-cell>
          <table:table-cell office:value-type="float" office:value="552.7181" calcext:value-type="float">
            <text:p>552.7181</text:p>
          </table:table-cell>
          <table:table-cell office:value-type="float" office:value="82.8829" calcext:value-type="float">
            <text:p>82.8829</text:p>
          </table:table-cell>
          <table:table-cell table:formula="of:=4466.972/1000" office:value-type="float" office:value="4.466972" calcext:value-type="float">
            <text:p>4.466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8]-[.C18])*100/[.C8]" office:value-type="float" office:value="31.9009548624364" calcext:value-type="float">
            <text:p>31.90</text:p>
          </table:table-cell>
          <table:table-cell table:style-name="ce3" table:formula="of:=([.F8]-[.F18])*100/[.F8]" office:value-type="float" office:value="37.4581726200029" calcext:value-type="float">
            <text:p>37.46</text:p>
          </table:table-cell>
          <table:table-cell table:style-name="ce3" table:formula="of:=([.I8]-[.I18])*100/[.I8]" office:value-type="float" office:value="40.0844127643557" calcext:value-type="float">
            <text:p>4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44.068/1000" office:value-type="float" office:value="4.544068" calcext:value-type="float">
            <text:p>4.544068</text:p>
          </table:table-cell>
          <table:table-cell office:value-type="float" office:value="471.6072" calcext:value-type="float">
            <text:p>471.6072</text:p>
          </table:table-cell>
          <table:table-cell office:value-type="float" office:value="100" calcext:value-type="float">
            <text:p>100</text:p>
          </table:table-cell>
          <table:table-cell table:formula="of:=5142.716/1000" office:value-type="float" office:value="5.142716" calcext:value-type="float">
            <text:p>5.142716</text:p>
          </table:table-cell>
          <table:table-cell office:value-type="float" office:value="624.2866" calcext:value-type="float">
            <text:p>624.2866</text:p>
          </table:table-cell>
          <table:table-cell office:value-type="float" office:value="100" calcext:value-type="float">
            <text:p>100</text:p>
          </table:table-cell>
          <table:table-cell table:formula="of:=4466.972/1000" office:value-type="float" office:value="4.466972" calcext:value-type="float">
            <text:p>4.466972</text:p>
          </table:table-cell>
          <table:table-cell office:value-type="float" office:value="539.0417" calcext:value-type="float">
            <text:p>539.041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table:formula="of:=([.C9]-[.C19])*100/[.C9]" office:value-type="float" office:value="23.0524894446056" calcext:value-type="float">
            <text:p>23.05</text:p>
          </table:table-cell>
          <table:table-cell table:style-name="ce3" table:formula="of:=([.F9]-[.F19])*100/[.F9]" office:value-type="float" office:value="30.6103959303307" calcext:value-type="float">
            <text:p>30.61</text:p>
          </table:table-cell>
          <table:table-cell table:style-name="ce3" table:formula="of:=([.I9]-[.I19])*100/[.I9]" office:value-type="float" office:value="30.7548933598273" calcext:value-type="float">
            <text:p>30.75</text:p>
          </table:table-cell>
        </table:table-row>
        <table:table-row table:style-name="ro1">
          <table:table-cell table:number-columns-repeated="11"/>
          <table:table-cell table:style-name="ce3" table:formula="of:=MAX([.L4:.L9])" office:value-type="float" office:value="43.3811554309848" calcext:value-type="float">
            <text:p>43.38</text:p>
          </table:table-cell>
          <table:table-cell table:style-name="ce3" table:formula="of:=MAX([.M4:.M9])" office:value-type="float" office:value="37.4581726200029" calcext:value-type="float">
            <text:p>37.46</text:p>
          </table:table-cell>
          <table:table-cell table:style-name="ce3" table:formula="of:=MAX([.N4:.N9])" office:value-type="float" office:value="45.1336452494557" calcext:value-type="float">
            <text:p>45.13</text:p>
          </table:table-cell>
        </table:table-row>
        <table:table-row table:style-name="ro1">
          <table:table-cell table:style-name="ce1" office:value-type="string" calcext:value-type="string" table:number-columns-spanned="10" table:number-rows-spanned="1">
            <text:p>Dynamic</text:p>
          </table:table-cell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/>
          <table:table-cell table:style-name="ce3" table:formula="of:=MIN([.L4:.L9])" office:value-type="float" office:value="23.0524894446056" calcext:value-type="float">
            <text:p>23.05</text:p>
          </table:table-cell>
          <table:table-cell table:style-name="ce3" table:formula="of:=MIN([.M4:.M9])" office:value-type="float" office:value="16.8190981712911" calcext:value-type="float">
            <text:p>16.82</text:p>
          </table:table-cell>
          <table:table-cell table:style-name="ce3" table:formula="of:=MIN([.N4:.N9])" office:value-type="float" office:value="30.7548933598273" calcext:value-type="float">
            <text:p>30.7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Region 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ion 3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umber of Trucks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office:value-type="string" calcext:value-type="string">
            <text:p>Total Garbage</text:p>
          </table:table-cell>
          <table:table-cell office:value-type="string" calcext:value-type="string">
            <text:p>Total Distance</text:p>
          </table:table-cell>
          <table:table-cell office:value-type="string" calcext:value-type="string">
            <text:p>Total Bins Percent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Truck</text:p>
          </table:table-cell>
          <table:table-cell table:formula="of:=999.89/1000" office:value-type="float" office:value="0.99989" calcext:value-type="float">
            <text:p>0.99989</text:p>
          </table:table-cell>
          <table:table-cell office:value-type="float" office:value="39.79" calcext:value-type="float">
            <text:p>39.79</text:p>
          </table:table-cell>
          <table:table-cell office:value-type="float" office:value="15.7895" calcext:value-type="float">
            <text:p>15.7895</text:p>
          </table:table-cell>
          <table:table-cell table:formula="of:=997.36/1000" office:value-type="float" office:value="0.99736" calcext:value-type="float">
            <text:p>0.99736</text:p>
          </table:table-cell>
          <table:table-cell office:value-type="float" office:value="63.11" calcext:value-type="float">
            <text:p>63.11</text:p>
          </table:table-cell>
          <table:table-cell office:value-type="float" office:value="13.5135" calcext:value-type="float">
            <text:p>13.5135</text:p>
          </table:table-cell>
          <table:table-cell table:formula="of:=999.94/1000" office:value-type="float" office:value="0.99994" calcext:value-type="float">
            <text:p>0.99994</text:p>
          </table:table-cell>
          <table:table-cell office:value-type="float" office:value="59.22" calcext:value-type="float">
            <text:p>59.22</text:p>
          </table:table-cell>
          <table:table-cell office:value-type="float" office:value="14.8936" calcext:value-type="float">
            <text:p>14.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Truck</text:p>
          </table:table-cell>
          <table:table-cell table:formula="of:=1992.68/1000" office:value-type="float" office:value="1.99268" calcext:value-type="float">
            <text:p>1.99268</text:p>
          </table:table-cell>
          <table:table-cell office:value-type="float" office:value="99.58" calcext:value-type="float">
            <text:p>99.58</text:p>
          </table:table-cell>
          <table:table-cell office:value-type="float" office:value="32.6316" calcext:value-type="float">
            <text:p>32.6316</text:p>
          </table:table-cell>
          <table:table-cell table:formula="of:=1994.29/1000" office:value-type="float" office:value="1.99429" calcext:value-type="float">
            <text:p>1.994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27.027" calcext:value-type="float">
            <text:p>27.027</text:p>
          </table:table-cell>
          <table:table-cell table:formula="of:=1984.23/1000" office:value-type="float" office:value="1.98423" calcext:value-type="float">
            <text:p>1.98423</text:p>
          </table:table-cell>
          <table:table-cell office:value-type="float" office:value="119.51" calcext:value-type="float">
            <text:p>119.51</text:p>
          </table:table-cell>
          <table:table-cell office:value-type="float" office:value="35.1064" calcext:value-type="float">
            <text:p>35.1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Truck</text:p>
          </table:table-cell>
          <table:table-cell table:formula="of:=2989.61/1000" office:value-type="float" office:value="2.98961" calcext:value-type="float">
            <text:p>2.989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8.4211" calcext:value-type="float">
            <text:p>48.4211</text:p>
          </table:table-cell>
          <table:table-cell table:formula="of:=2997.77/1000" office:value-type="float" office:value="2.99777" calcext:value-type="float">
            <text:p>2.997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45.045" calcext:value-type="float">
            <text:p>45.045</text:p>
          </table:table-cell>
          <table:table-cell table:formula="of:=2979.87/1000" office:value-type="float" office:value="2.97987" calcext:value-type="float">
            <text:p>2.97987</text:p>
          </table:table-cell>
          <table:table-cell office:value-type="float" office:value="180.71" calcext:value-type="float">
            <text:p>180.71</text:p>
          </table:table-cell>
          <table:table-cell office:value-type="float" office:value="44.6809" calcext:value-type="float">
            <text:p>44.6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Truck</text:p>
          </table:table-cell>
          <table:table-cell table:formula="of:=3989.43/1000" office:value-type="float" office:value="3.98943" calcext:value-type="float">
            <text:p>3.989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67.3684" calcext:value-type="float">
            <text:p>67.3684</text:p>
          </table:table-cell>
          <table:table-cell table:formula="of:=3986.17/1000" office:value-type="float" office:value="3.98617" calcext:value-type="float">
            <text:p>3.986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57.6577" calcext:value-type="float">
            <text:p>57.6577</text:p>
          </table:table-cell>
          <table:table-cell table:formula="of:=3977.46/1000" office:value-type="float" office:value="3.97746" calcext:value-type="float">
            <text:p>3.97746</text:p>
          </table:table-cell>
          <table:table-cell office:value-type="float" office:value="241.8" calcext:value-type="float">
            <text:p>241.8</text:p>
          </table:table-cell>
          <table:table-cell office:value-type="float" office:value="68.0851" calcext:value-type="float">
            <text:p>68.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Truck</text:p>
          </table:table-cell>
          <table:table-cell table:formula="of:=4961.06/1000" office:value-type="float" office:value="4.96106" calcext:value-type="float">
            <text:p>4.961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92.6316" calcext:value-type="float">
            <text:p>92.6316</text:p>
          </table:table-cell>
          <table:table-cell table:formula="of:=4966.69/1000" office:value-type="float" office:value="4.96669" calcext:value-type="float">
            <text:p>4.966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67.5676" calcext:value-type="float">
            <text:p>67.5676</text:p>
          </table:table-cell>
          <table:table-cell table:formula="of:=4964.88/1000" office:value-type="float" office:value="4.96488" calcext:value-type="float">
            <text:p>4.96488</text:p>
          </table:table-cell>
          <table:table-cell office:value-type="float" office:value="322.97" calcext:value-type="float">
            <text:p>322.97</text:p>
          </table:table-cell>
          <table:table-cell office:value-type="float" office:value="82.9787" calcext:value-type="float">
            <text:p>82.9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ruck</text:p>
          </table:table-cell>
          <table:table-cell table:formula="of:=5282.82/1000" office:value-type="float" office:value="5.28282" calcext:value-type="float">
            <text:p>5.282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100" calcext:value-type="float">
            <text:p>100</text:p>
          </table:table-cell>
          <table:table-cell table:formula="of:=5959.62/1000" office:value-type="float" office:value="5.95962" calcext:value-type="float">
            <text:p>5.959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85.5856" calcext:value-type="float">
            <text:p>85.5856</text:p>
          </table:table-cell>
          <table:table-cell table:formula="of:=5179.85/1000" office:value-type="float" office:value="5.17985" calcext:value-type="float">
            <text:p>5.17985</text:p>
          </table:table-cell>
          <table:table-cell office:value-type="float" office:value="373.26" calcext:value-type="float">
            <text:p>373.2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1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</table:table>
      <table:table table:name="2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</table:table>
      <table:table table:name="3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</table:table>
      <table:table table:name="4 Truck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</table:table>
      <table:table table:name="5 Trucks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</table:table>
      <table:table table:name="6 Trucks" table:style-name="ta1"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Fill Percentage in Ward 1</text:p>
          </table:table-cell>
          <table:table-cell office:value-type="string" calcext:value-type="string">
            <text:p>Garbage Fill in Ward 1</text:p>
          </table:table-cell>
          <table:table-cell office:value-type="string" calcext:value-type="string">
            <text:p>Distance Travelled in Ward 1</text:p>
          </table:table-cell>
          <table:table-cell office:value-type="string" calcext:value-type="string">
            <text:p>Garbage per meter in Ward 1</text:p>
          </table:table-cell>
          <table:table-cell office:value-type="string" calcext:value-type="string">
            <text:p>Bins covered in Ward 1</text:p>
          </table:table-cell>
          <table:table-cell office:value-type="string" calcext:value-type="string">
            <text:p>Bins covered percentage in Ward 1</text:p>
          </table:table-cell>
          <table:table-cell office:value-type="string" calcext:value-type="string">
            <text:p>Fill Percentage in Ward 2</text:p>
          </table:table-cell>
          <table:table-cell office:value-type="string" calcext:value-type="string">
            <text:p>Garbage Fill in Ward 2</text:p>
          </table:table-cell>
          <table:table-cell office:value-type="string" calcext:value-type="string">
            <text:p>Distance Travelled in Ward 2</text:p>
          </table:table-cell>
          <table:table-cell office:value-type="string" calcext:value-type="string">
            <text:p>Garbage per meter in Ward 2</text:p>
          </table:table-cell>
          <table:table-cell office:value-type="string" calcext:value-type="string">
            <text:p>Bins covered in Ward 2</text:p>
          </table:table-cell>
          <table:table-cell office:value-type="string" calcext:value-type="string">
            <text:p>Bins covered percentage in Ward 2</text:p>
          </table:table-cell>
          <table:table-cell office:value-type="string" calcext:value-type="string">
            <text:p>Fill Percentage in Ward 3</text:p>
          </table:table-cell>
          <table:table-cell office:value-type="string" calcext:value-type="string">
            <text:p>Garbage Fill in Ward 3</text:p>
          </table:table-cell>
          <table:table-cell office:value-type="string" calcext:value-type="string">
            <text:p>Distance Travelled in Ward 3</text:p>
          </table:table-cell>
          <table:table-cell office:value-type="string" calcext:value-type="string">
            <text:p>Garbage per meter in Ward 3</text:p>
          </table:table-cell>
          <table:table-cell office:value-type="string" calcext:value-type="string">
            <text:p>Bins covered in Ward 3</text:p>
          </table:table-cell>
          <table:table-cell office:value-type="string" calcext:value-type="string">
            <text:p>Bins covered percentage in Ward 3</text:p>
          </table:table-cell>
        </table:table-row>
        <table:table-row table:style-name="ro1">
          <table:table-cell office:value-type="float" office:value="99.9814" calcext:value-type="float">
            <text:p>99.9814</text:p>
          </table:table-cell>
          <table:table-cell office:value-type="float" office:value="999.814" calcext:value-type="float">
            <text:p>999.814</text:p>
          </table:table-cell>
          <table:table-cell office:value-type="float" office:value="58.2712" calcext:value-type="float">
            <text:p>58.2712</text:p>
          </table:table-cell>
          <table:table-cell office:value-type="float" office:value="17.1579442331718" calcext:value-type="float">
            <text:p>17.15794423317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707" calcext:value-type="float">
            <text:p>99.9707</text:p>
          </table:table-cell>
          <table:table-cell office:value-type="float" office:value="999.707" calcext:value-type="float">
            <text:p>999.707</text:p>
          </table:table-cell>
          <table:table-cell office:value-type="float" office:value="90.4919" calcext:value-type="float">
            <text:p>90.4919</text:p>
          </table:table-cell>
          <table:table-cell office:value-type="float" office:value="11.0474749673728" calcext:value-type="float">
            <text:p>11.0474749673728</text:p>
          </table:table-cell>
          <table:table-cell office:value-type="float" office:value="11" calcext:value-type="float">
            <text:p>11</text:p>
          </table:table-cell>
          <table:table-cell office:value-type="float" office:value="9.90990990990991" calcext:value-type="float">
            <text:p>9.90990990990991</text:p>
          </table:table-cell>
          <table:table-cell office:value-type="float" office:value="99.9333" calcext:value-type="float">
            <text:p>99.9333</text:p>
          </table:table-cell>
          <table:table-cell office:value-type="float" office:value="999.333" calcext:value-type="float">
            <text:p>999.333</text:p>
          </table:table-cell>
          <table:table-cell office:value-type="float" office:value="107.935" calcext:value-type="float">
            <text:p>107.935</text:p>
          </table:table-cell>
          <table:table-cell office:value-type="float" office:value="9.25865567239542" calcext:value-type="float">
            <text:p>9.25865567239542</text:p>
          </table:table-cell>
          <table:table-cell office:value-type="float" office:value="13" calcext:value-type="float">
            <text:p>13</text:p>
          </table:table-cell>
          <table:table-cell office:value-type="float" office:value="13.8297872340426" calcext:value-type="float">
            <text:p>13.8297872340426</text:p>
          </table:table-cell>
        </table:table-row>
        <table:table-row table:style-name="ro1">
          <table:table-cell office:value-type="float" office:value="99.978" calcext:value-type="float">
            <text:p>99.978</text:p>
          </table:table-cell>
          <table:table-cell office:value-type="float" office:value="999.78" calcext:value-type="float">
            <text:p>999.78</text:p>
          </table:table-cell>
          <table:table-cell office:value-type="float" office:value="77.853" calcext:value-type="float">
            <text:p>77.853</text:p>
          </table:table-cell>
          <table:table-cell office:value-type="float" office:value="12.8418943393318" calcext:value-type="float">
            <text:p>12.8418943393318</text:p>
          </table:table-cell>
          <table:table-cell office:value-type="float" office:value="15" calcext:value-type="float">
            <text:p>1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99.945" calcext:value-type="float">
            <text:p>99.945</text:p>
          </table:table-cell>
          <table:table-cell office:value-type="float" office:value="999.45" calcext:value-type="float">
            <text:p>999.45</text:p>
          </table:table-cell>
          <table:table-cell office:value-type="float" office:value="67.5527" calcext:value-type="float">
            <text:p>67.5527</text:p>
          </table:table-cell>
          <table:table-cell office:value-type="float" office:value="14.7951155172184" calcext:value-type="float">
            <text:p>14.7951155172184</text:p>
          </table:table-cell>
          <table:table-cell office:value-type="float" office:value="12" calcext:value-type="float">
            <text:p>12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99.8763" calcext:value-type="float">
            <text:p>99.8763</text:p>
          </table:table-cell>
          <table:table-cell office:value-type="float" office:value="998.763" calcext:value-type="float">
            <text:p>998.763</text:p>
          </table:table-cell>
          <table:table-cell office:value-type="float" office:value="72.0462" calcext:value-type="float">
            <text:p>72.0462</text:p>
          </table:table-cell>
          <table:table-cell office:value-type="float" office:value="13.8628130283068" calcext:value-type="float">
            <text:p>13.8628130283068</text:p>
          </table:table-cell>
          <table:table-cell office:value-type="float" office:value="12" calcext:value-type="float">
            <text:p>12</text:p>
          </table:table-cell>
          <table:table-cell office:value-type="float" office:value="12.7659574468085" calcext:value-type="float">
            <text:p>12.7659574468085</text:p>
          </table:table-cell>
        </table:table-row>
        <table:table-row table:style-name="ro1">
          <table:table-cell office:value-type="float" office:value="99.9913" calcext:value-type="float">
            <text:p>99.9913</text:p>
          </table:table-cell>
          <table:table-cell office:value-type="float" office:value="999.913" calcext:value-type="float">
            <text:p>999.913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8.71277578334669" calcext:value-type="float">
            <text:p>8.71277578334669</text:p>
          </table:table-cell>
          <table:table-cell office:value-type="float" office:value="16" calcext:value-type="float">
            <text:p>16</text:p>
          </table:table-cell>
          <table:table-cell office:value-type="float" office:value="16.8421052631579" calcext:value-type="float">
            <text:p>16.8421052631579</text:p>
          </table:table-cell>
          <table:table-cell office:value-type="float" office:value="99.999" calcext:value-type="float">
            <text:p>99.999</text:p>
          </table:table-cell>
          <table:table-cell office:value-type="float" office:value="999.99" calcext:value-type="float">
            <text:p>999.99</text:p>
          </table:table-cell>
          <table:table-cell office:value-type="float" office:value="76.4323" calcext:value-type="float">
            <text:p>76.4323</text:p>
          </table:table-cell>
          <table:table-cell office:value-type="float" office:value="13.0833430369098" calcext:value-type="float">
            <text:p>13.0833430369098</text:p>
          </table:table-cell>
          <table:table-cell office:value-type="float" office:value="14" calcext:value-type="float">
            <text:p>14</text:p>
          </table:table-cell>
          <table:table-cell office:value-type="float" office:value="12.6126126126126" calcext:value-type="float">
            <text:p>12.61261261261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999.909" calcext:value-type="float">
            <text:p>999.909</text:p>
          </table:table-cell>
          <table:table-cell office:value-type="float" office:value="103.2893" calcext:value-type="float">
            <text:p>103.2893</text:p>
          </table:table-cell>
          <table:table-cell office:value-type="float" office:value="9.68066392162596" calcext:value-type="float">
            <text:p>9.68066392162596</text:p>
          </table:table-cell>
          <table:table-cell office:value-type="float" office:value="16" calcext:value-type="float">
            <text:p>16</text:p>
          </table:table-cell>
          <table:table-cell office:value-type="float" office:value="17.0212765957447" calcext:value-type="float">
            <text:p>17.0212765957447</text:p>
          </table:table-cell>
        </table:table-row>
        <table:table-row table:style-name="ro1">
          <table:table-cell office:value-type="float" office:value="99.8305" calcext:value-type="float">
            <text:p>99.8305</text:p>
          </table:table-cell>
          <table:table-cell office:value-type="float" office:value="998.305" calcext:value-type="float">
            <text:p>998.305</text:p>
          </table:table-cell>
          <table:table-cell office:value-type="float" office:value="93.6705" calcext:value-type="float">
            <text:p>93.6705</text:p>
          </table:table-cell>
          <table:table-cell office:value-type="float" office:value="10.6576243321003" calcext:value-type="float">
            <text:p>10.6576243321003</text:p>
          </table:table-cell>
          <table:table-cell office:value-type="float" office:value="21" calcext:value-type="float">
            <text:p>21</text:p>
          </table:table-cell>
          <table:table-cell office:value-type="float" office:value="22.1052631578947" calcext:value-type="float">
            <text:p>22.1052631578947</text:p>
          </table:table-cell>
          <table:table-cell office:value-type="float" office:value="99.9241" calcext:value-type="float">
            <text:p>99.9241</text:p>
          </table:table-cell>
          <table:table-cell office:value-type="float" office:value="999.241" calcext:value-type="float">
            <text:p>999.241</text:p>
          </table:table-cell>
          <table:table-cell office:value-type="float" office:value="118.4256" calcext:value-type="float">
            <text:p>118.4256</text:p>
          </table:table-cell>
          <table:table-cell office:value-type="float" office:value="8.43771110300476" calcext:value-type="float">
            <text:p>8.43771110300476</text:p>
          </table:table-cell>
          <table:table-cell office:value-type="float" office:value="20" calcext:value-type="float">
            <text:p>20</text:p>
          </table:table-cell>
          <table:table-cell office:value-type="float" office:value="18.018018018018" calcext:value-type="float">
            <text:p>18.018018018018</text:p>
          </table:table-cell>
          <table:table-cell office:value-type="float" office:value="99.8419" calcext:value-type="float">
            <text:p>99.8419</text:p>
          </table:table-cell>
          <table:table-cell office:value-type="float" office:value="998.419" calcext:value-type="float">
            <text:p>998.419</text:p>
          </table:table-cell>
          <table:table-cell office:value-type="float" office:value="96.1969" calcext:value-type="float">
            <text:p>96.1969</text:p>
          </table:table-cell>
          <table:table-cell office:value-type="float" office:value="10.3789103391066" calcext:value-type="float">
            <text:p>10.3789103391066</text:p>
          </table:table-cell>
          <table:table-cell office:value-type="float" office:value="24" calcext:value-type="float">
            <text:p>24</text:p>
          </table:table-cell>
          <table:table-cell office:value-type="float" office:value="25.531914893617" calcext:value-type="float">
            <text:p>25.531914893617</text:p>
          </table:table-cell>
        </table:table-row>
        <table:table-row table:style-name="ro1">
          <table:table-cell office:value-type="float" office:value="54.6256" calcext:value-type="float">
            <text:p>54.6256</text:p>
          </table:table-cell>
          <table:table-cell office:value-type="float" office:value="546.256" calcext:value-type="float">
            <text:p>546.256</text:p>
          </table:table-cell>
          <table:table-cell office:value-type="float" office:value="127.0485" calcext:value-type="float">
            <text:p>127.0485</text:p>
          </table:table-cell>
          <table:table-cell office:value-type="float" office:value="4.29958637843028" calcext:value-type="float">
            <text:p>4.29958637843028</text:p>
          </table:table-cell>
          <table:table-cell office:value-type="float" office:value="28" calcext:value-type="float">
            <text:p>28</text:p>
          </table:table-cell>
          <table:table-cell office:value-type="float" office:value="29.4736842105263" calcext:value-type="float">
            <text:p>29.4736842105263</text:p>
          </table:table-cell>
          <table:table-cell office:value-type="float" office:value="99.9321" calcext:value-type="float">
            <text:p>99.9321</text:p>
          </table:table-cell>
          <table:table-cell office:value-type="float" office:value="999.321" calcext:value-type="float">
            <text:p>999.321</text:p>
          </table:table-cell>
          <table:table-cell office:value-type="float" office:value="199.8156" calcext:value-type="float">
            <text:p>199.8156</text:p>
          </table:table-cell>
          <table:table-cell office:value-type="float" office:value="5.00121612126381" calcext:value-type="float">
            <text:p>5.00121612126381</text:p>
          </table:table-cell>
          <table:table-cell office:value-type="float" office:value="35" calcext:value-type="float">
            <text:p>35</text:p>
          </table:table-cell>
          <table:table-cell office:value-type="float" office:value="31.5315315315315" calcext:value-type="float">
            <text:p>31.5315315315315</text:p>
          </table:table-cell>
          <table:table-cell office:value-type="float" office:value="47.0548" calcext:value-type="float">
            <text:p>47.0548</text:p>
          </table:table-cell>
          <table:table-cell office:value-type="float" office:value="470.548" calcext:value-type="float">
            <text:p>470.548</text:p>
          </table:table-cell>
          <table:table-cell office:value-type="float" office:value="159.5743" calcext:value-type="float">
            <text:p>159.5743</text:p>
          </table:table-cell>
          <table:table-cell office:value-type="float" office:value="2.948770572705" calcext:value-type="float">
            <text:p>2.948770572705</text:p>
          </table:table-cell>
          <table:table-cell office:value-type="float" office:value="29" calcext:value-type="float">
            <text:p>29</text:p>
          </table:table-cell>
          <table:table-cell office:value-type="float" office:value="30.8510638297872" calcext:value-type="float">
            <text:p>30.8510638297872</text:p>
          </table:table-cell>
        </table:table-row>
        <table:table-row table:style-name="ro1">
          <table:table-cell table:number-columns-repeated="6"/>
          <table:table-cell office:value-type="float" office:value="14.5007" calcext:value-type="float">
            <text:p>14.5007</text:p>
          </table:table-cell>
          <table:table-cell office:value-type="float" office:value="145.007" calcext:value-type="float">
            <text:p>145.007</text:p>
          </table:table-cell>
          <table:table-cell office:value-type="float" office:value="71.5685" calcext:value-type="float">
            <text:p>71.5685</text:p>
          </table:table-cell>
          <table:table-cell office:value-type="float" office:value="2.02612881365405" calcext:value-type="float">
            <text:p>2.02612881365405</text:p>
          </table:table-cell>
          <table:table-cell office:value-type="float" office:value="19" calcext:value-type="float">
            <text:p>19</text:p>
          </table:table-cell>
          <table:table-cell office:value-type="float" office:value="17.1171171171171" calcext:value-type="float">
            <text:p>17.11711711711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9T11:50:12.520699516</dc:date>
    <meta:editing-duration>PT2H38M17S</meta:editing-duration>
    <meta:editing-cycles>8</meta:editing-cycles>
    <meta:generator>LibreOffice/7.4.0.3$Linux_X86_64 LibreOffice_project/40$Build-3</meta:generator>
    <meta:document-statistic meta:table-count="7" meta:cell-count="649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a)</text:p>
        </chart:subtitle>
        <chart:plot-area chart:style-name="ch3" table:cell-range-address="'Total Data'.A4:'Total Data'.B9 'Total Data'.A1:'Total Data'.A1 'Total Data'.A11:'Total Data'.A11 'Total Data'.B14:'Total Data'.B19" chart:data-source-has-labels="both" svg:x="1.888cm" svg:y="0.103cm" svg:width="18.082cm" svg:height="17.183cm">
          <chart:coordinate-region svg:x="2.562cm" svg:y="0.66cm" svg:width="17.195cm" svg:height="15.264cm"/>
          <chart:axis chart:dimension="x" chart:name="primary-x" chart:style-name="ch4" chartooo:axis-type="auto">
            <chartooo:date-scale/>
            <chart:title svg:x="7.786cm" svg:y="16.75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7cm" chart:style-name="ch6">
              <text:p>Waste collected (t)</text:p>
            </chart:title>
          </chart:axis>
          <chart:series chart:style-name="ch7" chart:values-cell-range-address="'Total Data'.B4:'Total Data'.B9" chart:label-cell-address="'Total Data'.A1:'Total Data'.A1" chart:class="chart:line">
            <chart:data-point chart:repeated="6"/>
          </chart:series>
          <chart:series chart:style-name="ch8" chart:values-cell-range-address="'Total Data'.B14:'Total Data'.B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814">
                <text:p>0.999814</text:p>
                <draw:g>
                  <svg:desc>'Total Data'.B4:'Total Data'.B9</svg:desc>
                </draw:g>
              </table:table-cell>
              <table:table-cell office:value-type="float" office:value="0.99989">
                <text:p>0.99989</text:p>
                <draw:g>
                  <svg:desc>'Total Data'.B14:'Total Data'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594">
                <text:p>1.999594</text:p>
              </table:table-cell>
              <table:table-cell office:value-type="float" office:value="1.99268">
                <text:p>1.992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9507">
                <text:p>2.999507</text:p>
              </table:table-cell>
              <table:table-cell office:value-type="float" office:value="2.98961">
                <text:p>2.98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7812">
                <text:p>3.997812</text:p>
              </table:table-cell>
              <table:table-cell office:value-type="float" office:value="3.98943">
                <text:p>3.989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44068">
                <text:p>4.544068</text:p>
              </table:table-cell>
              <table:table-cell office:value-type="float" office:value="4.96106">
                <text:p>4.96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44068">
                <text:p>4.544068</text:p>
              </table:table-cell>
              <table:table-cell office:value-type="float" office:value="5.28282">
                <text:p>5.28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64cm" chart:style-name="ch2">
          <text:p>(b)</text:p>
        </chart:subtitle>
        <chart:plot-area chart:style-name="ch3" table:cell-range-address="'Total Data'.A4:'Total Data'.A9 'Total Data'.A1:'Total Data'.A1 'Total Data'.C4:'Total Data'.C9 'Total Data'.A11:'Total Data'.A11 'Total Data'.C14:'Total Data'.C19" chart:data-source-has-labels="both" svg:x="1.832cm" svg:y="0.102cm" svg:width="18.14cm" svg:height="17.182cm">
          <chart:coordinate-region svg:x="3.353cm" svg:y="0.659cm" svg:width="16.406cm" svg:height="15.263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84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C14:'Total Data'.C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39.79">
                <text:p>39.79</text:p>
                <draw:g>
                  <svg:desc>'Total Data'.C14:'Total Data'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42.05">
                <text:p>142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08.59">
                <text:p>208.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362.89">
                <text:p>36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102cm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64cm" chart:style-name="ch2">
          <text:p>(c)</text:p>
        </chart:subtitle>
        <chart:plot-area chart:style-name="ch3" table:cell-range-address="'Total Data'.A4:'Total Data'.A9 'Total Data'.A1:'Total Data'.A1 'Total Data'.D4:'Total Data'.D9 'Total Data'.A11:'Total Data'.A11 'Total Data'.D14:'Total Data'.D19" chart:data-source-has-labels="both" svg:x="1.323cm" svg:y="0.103cm" svg:width="18.649cm" svg:height="17.183cm">
          <chart:coordinate-region svg:x="2.844cm" svg:y="0.66cm" svg:width="16.915cm" svg:height="15.264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D4:'Total Data'.D9" chart:label-cell-address="'Total Data'.A1:'Total Data'.A1" chart:class="chart:line">
            <chart:data-point chart:repeated="6"/>
          </chart:series>
          <chart:series chart:style-name="ch9" chart:values-cell-range-address="'Total Data'.D14:'Total Data'.D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5.7895">
                <text:p>15.7895</text:p>
                <draw:g>
                  <svg:desc>'Total Data'.D4:'Total Data'.D9</svg:desc>
                </draw:g>
              </table:table-cell>
              <table:table-cell office:value-type="float" office:value="15.7895">
                <text:p>15.7895</text:p>
                <draw:g>
                  <svg:desc>'Total Data'.D14:'Total Data'.D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.579">
                <text:p>31.579</text:p>
              </table:table-cell>
              <table:table-cell office:value-type="float" office:value="32.6316">
                <text:p>32.63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8.4211">
                <text:p>48.4211</text:p>
              </table:table-cell>
              <table:table-cell office:value-type="float" office:value="48.4211">
                <text:p>48.42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.5263">
                <text:p>70.5263</text:p>
              </table:table-cell>
              <table:table-cell office:value-type="float" office:value="67.3684">
                <text:p>67.36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2.6316">
                <text:p>92.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d)</text:p>
        </chart:subtitle>
        <chart:plot-area chart:style-name="ch3" table:cell-range-address="'Total Data'.A4:'Total Data'.A9 'Total Data'.A1:'Total Data'.A1 'Total Data'.E4:'Total Data'.E9 'Total Data'.A11:'Total Data'.A11 'Total Data'.E14:'Total Data'.E19" chart:data-source-has-labels="both" svg:x="1.89cm" svg:y="0.101cm" svg:width="18.081cm" svg:height="17.177cm">
          <chart:coordinate-region svg:x="2.564cm" svg:y="0.659cm" svg:width="17.194cm" svg:height="15.257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7cm" chart:style-name="ch6">
              <text:p>Waste collected (t)</text:p>
            </chart:title>
          </chart:axis>
          <chart:series chart:style-name="ch7" chart:values-cell-range-address="'Total Data'.E4:'Total Data'.E9" chart:label-cell-address="'Total Data'.A1:'Total Data'.A1" chart:class="chart:line">
            <chart:data-point chart:repeated="6"/>
          </chart:series>
          <chart:series chart:style-name="ch8" chart:values-cell-range-address="'Total Data'.E14:'Total Data'.E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707">
                <text:p>0.999707</text:p>
                <draw:g>
                  <svg:desc>'Total Data'.E4:'Total Data'.E9</svg:desc>
                </draw:g>
              </table:table-cell>
              <table:table-cell office:value-type="float" office:value="0.99736">
                <text:p>0.99736</text:p>
                <draw:g>
                  <svg:desc>'Total Data'.E14:'Total Data'.E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9157">
                <text:p>1.999157</text:p>
              </table:table-cell>
              <table:table-cell office:value-type="float" office:value="1.99429">
                <text:p>1.99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9147">
                <text:p>2.999147</text:p>
              </table:table-cell>
              <table:table-cell office:value-type="float" office:value="2.99777">
                <text:p>2.99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8388">
                <text:p>3.998388</text:p>
              </table:table-cell>
              <table:table-cell office:value-type="float" office:value="3.98617">
                <text:p>3.986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97709">
                <text:p>4.997709</text:p>
              </table:table-cell>
              <table:table-cell office:value-type="float" office:value="4.96669">
                <text:p>4.966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142716">
                <text:p>5.142716</text:p>
              </table:table-cell>
              <table:table-cell office:value-type="float" office:value="5.95962">
                <text:p>5.95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e)</text:p>
        </chart:subtitle>
        <chart:plot-area chart:style-name="ch3" table:cell-range-address="'Total Data'.A4:'Total Data'.A9 'Total Data'.A1:'Total Data'.A1 'Total Data'.C4:'Total Data'.C9 'Total Data'.A11:'Total Data'.A11 'Total Data'.F14:'Total Data'.F19" chart:data-source-has-labels="both" svg:x="1.82cm" svg:y="0.102cm" svg:width="18.151cm" svg:height="17.182cm">
          <chart:coordinate-region svg:x="3.341cm" svg:y="0.659cm" svg:width="16.417cm" svg:height="15.263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71cm" chart:style-name="ch6">
              <text:p>Distance travelled (Km)</text:p>
            </chart:title>
          </chart:axis>
          <chart:series chart:style-name="ch7" chart:values-cell-range-address="'Total Data'.C4:'Total Data'.C9" chart:label-cell-address="'Total Data'.A1:'Total Data'.A1" chart:class="chart:line">
            <chart:data-point chart:repeated="6"/>
          </chart:series>
          <chart:series chart:style-name="ch8" chart:values-cell-range-address="'Total Data'.F14:'Total Data'.F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58.2721">
                <text:p>58.2721</text:p>
                <draw:g>
                  <svg:desc>'Total Data'.C4:'Total Data'.C9</svg:desc>
                </draw:g>
              </table:table-cell>
              <table:table-cell office:value-type="float" office:value="63.11">
                <text:p>63.11</text:p>
                <draw:g>
                  <svg:desc>'Total Data'.F14:'Total Data'.F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6.1242">
                <text:p>136.1242</text:p>
              </table:table-cell>
              <table:table-cell office:value-type="float" office:value="129.37">
                <text:p>129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0.8882">
                <text:p>250.8882</text:p>
              </table:table-cell>
              <table:table-cell office:value-type="float" office:value="195.04">
                <text:p>195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4.5587">
                <text:p>344.5587</text:p>
              </table:table-cell>
              <table:table-cell office:value-type="float" office:value="279.63">
                <text:p>279.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71.6072">
                <text:p>471.6072</text:p>
              </table:table-cell>
              <table:table-cell office:value-type="float" office:value="345.68">
                <text:p>345.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1.6072">
                <text:p>471.6072</text:p>
              </table:table-cell>
              <table:table-cell office:value-type="float" office:value="433.19">
                <text:p>433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64cm" chart:style-name="ch2">
          <text:p>(f)</text:p>
        </chart:subtitle>
        <chart:plot-area chart:style-name="ch3" table:cell-range-address="'Total Data'.A4:'Total Data'.A9 'Total Data'.A1:'Total Data'.A1 'Total Data'.G4:'Total Data'.G9 'Total Data'.A11:'Total Data'.A11 'Total Data'.G14:'Total Data'.G19" chart:data-source-has-labels="both" svg:x="1.316cm" svg:y="0.102cm" svg:width="18.653cm" svg:height="17.182cm">
          <chart:coordinate-region svg:x="2.837cm" svg:y="0.659cm" svg:width="16.919cm" svg:height="15.263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G4:'Total Data'.G9" chart:label-cell-address="'Total Data'.A1:'Total Data'.A1" chart:class="chart:line">
            <chart:data-point chart:repeated="6"/>
          </chart:series>
          <chart:series chart:style-name="ch9" chart:values-cell-range-address="'Total Data'.G14:'Total Data'.G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9.9099">
                <text:p>9.9099</text:p>
                <draw:g>
                  <svg:desc>'Total Data'.G4:'Total Data'.G9</svg:desc>
                </draw:g>
              </table:table-cell>
              <table:table-cell office:value-type="float" office:value="13.5135">
                <text:p>13.5135</text:p>
                <draw:g>
                  <svg:desc>'Total Data'.G14:'Total Data'.G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207">
                <text:p>20.7207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.3333">
                <text:p>33.3333</text:p>
              </table:table-cell>
              <table:table-cell office:value-type="float" office:value="45.045">
                <text:p>45.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514">
                <text:p>51.3514</text:p>
              </table:table-cell>
              <table:table-cell office:value-type="float" office:value="57.6577">
                <text:p>57.65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.8829">
                <text:p>82.8829</text:p>
              </table:table-cell>
              <table:table-cell office:value-type="float" office:value="67.5676">
                <text:p>67.56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.5856">
                <text:p>85.58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g)</text:p>
        </chart:subtitle>
        <chart:plot-area chart:style-name="ch3" table:cell-range-address="'Total Data'.A4:'Total Data'.A9 'Total Data'.A1:'Total Data'.A1 'Total Data'.H4:'Total Data'.H9 'Total Data'.A11:'Total Data'.A11 'Total Data'.H14:'Total Data'.H19" chart:data-source-has-labels="both" svg:x="1.889cm" svg:y="0.103cm" svg:width="18.082cm" svg:height="17.183cm">
          <chart:coordinate-region svg:x="2.563cm" svg:y="0.66cm" svg:width="17.195cm" svg:height="15.264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3.387cm" chart:style-name="ch6">
              <text:p>Waste collected (t)</text:p>
            </chart:title>
          </chart:axis>
          <chart:series chart:style-name="ch7" chart:values-cell-range-address="'Total Data'.H4:'Total Data'.H9" chart:label-cell-address="'Total Data'.A1:'Total Data'.A1" chart:class="chart:line">
            <chart:data-point chart:repeated="6"/>
          </chart:series>
          <chart:series chart:style-name="ch8" chart:values-cell-range-address="'Total Data'.H14:'Total Data'.H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0.999333">
                <text:p>0.999333</text:p>
                <draw:g>
                  <svg:desc>'Total Data'.H4:'Total Data'.H9</svg:desc>
                </draw:g>
              </table:table-cell>
              <table:table-cell office:value-type="float" office:value="0.99994">
                <text:p>0.99994</text:p>
                <draw:g>
                  <svg:desc>'Total Data'.H14:'Total Data'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96">
                <text:p>1.998096</text:p>
              </table:table-cell>
              <table:table-cell office:value-type="float" office:value="1.98423">
                <text:p>1.984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98005">
                <text:p>2.998005</text:p>
              </table:table-cell>
              <table:table-cell office:value-type="float" office:value="2.97987">
                <text:p>2.979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96424">
                <text:p>3.996424</text:p>
              </table:table-cell>
              <table:table-cell office:value-type="float" office:value="3.97746">
                <text:p>3.977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466972">
                <text:p>4.466972</text:p>
              </table:table-cell>
              <table:table-cell office:value-type="float" office:value="4.96488">
                <text:p>4.96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466972">
                <text:p>4.466972</text:p>
              </table:table-cell>
              <table:table-cell office:value-type="float" office:value="5.17985">
                <text:p>5.179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h)</text:p>
        </chart:subtitle>
        <chart:plot-area chart:style-name="ch3" table:cell-range-address="'Total Data'.A4:'Total Data'.A9 'Total Data'.A1:'Total Data'.A1 'Total Data'.I4:'Total Data'.I9 'Total Data'.A11:'Total Data'.A11 'Total Data'.I14:'Total Data'.I19" chart:data-source-has-labels="both" svg:x="1.831cm" svg:y="0.103cm" svg:width="18.141cm" svg:height="17.183cm">
          <chart:coordinate-region svg:x="3.352cm" svg:y="0.66cm" svg:width="16.407cm" svg:height="15.264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4">
            <chart:title svg:x="0cm" svg:y="14.271cm" chart:style-name="ch6">
              <text:p>Distance travelled (Km)</text:p>
            </chart:title>
          </chart:axis>
          <chart:series chart:style-name="ch7" chart:values-cell-range-address="'Total Data'.I4:'Total Data'.I9" chart:label-cell-address="'Total Data'.A1:'Total Data'.A1" chart:class="chart:line">
            <chart:data-point chart:repeated="6"/>
          </chart:series>
          <chart:series chart:style-name="ch8" chart:values-cell-range-address="'Total Data'.I14:'Total Data'.I19" chart:label-cell-address="'Total Data'.A11:'Total Data'.A1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07.935">
                <text:p>107.935</text:p>
                <draw:g>
                  <svg:desc>'Total Data'.I4:'Total Data'.I9</svg:desc>
                </draw:g>
              </table:table-cell>
              <table:table-cell office:value-type="float" office:value="59.22">
                <text:p>59.22</text:p>
                <draw:g>
                  <svg:desc>'Total Data'.I14:'Total Data'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9.9812">
                <text:p>179.9812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3.2705">
                <text:p>283.2705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9.4674">
                <text:p>379.4674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9.0417">
                <text:p>539.0417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9.0417">
                <text:p>539.0417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30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30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24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3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72cm" svg:height="18.797cm" xlink:href=".." xlink:type="simple" chart:class="chart:line" chart:style-name="ch1">
        <chart:subtitle svg:x="0cm" svg:y="16.782cm" chart:style-name="ch2">
          <text:p>(i)</text:p>
        </chart:subtitle>
        <chart:plot-area chart:style-name="ch3" table:cell-range-address="'Total Data'.A4:'Total Data'.A9 'Total Data'.A1:'Total Data'.A1 'Total Data'.J4:'Total Data'.J9 'Total Data'.A11:'Total Data'.A11 'Total Data'.J14:'Total Data'.J19" chart:data-source-has-labels="both" svg:x="1.324cm" svg:y="0.102cm" svg:width="18.674cm" svg:height="17.182cm">
          <chart:coordinate-region svg:x="2.845cm" svg:y="0.659cm" svg:width="16.94cm" svg:height="15.263cm"/>
          <chart:axis chart:dimension="x" chart:name="primary-x" chart:style-name="ch4" chartooo:axis-type="auto">
            <chartooo:date-scale/>
            <chart:title svg:x="7.799cm" svg:y="16.739cm" chart:style-name="ch5">
              <text:p>Number of CV</text:p>
            </chart:title>
            <chart:categories table:cell-range-address="'Total Data'.A4:'Total Data'.A9"/>
          </chart:axis>
          <chart:axis chart:dimension="y" chart:name="primary-y" chart:style-name="ch6">
            <chart:title svg:x="0cm" svg:y="12.515cm" chart:style-name="ch7">
              <text:p>Bins collected (%)</text:p>
            </chart:title>
          </chart:axis>
          <chart:series chart:style-name="ch8" chart:values-cell-range-address="'Total Data'.J4:'Total Data'.J9" chart:label-cell-address="'Total Data'.A1:'Total Data'.A1" chart:class="chart:line">
            <chart:data-point chart:repeated="6"/>
          </chart:series>
          <chart:series chart:style-name="ch9" chart:values-cell-range-address="'Total Data'.J14:'Total Data'.J19" chart:label-cell-address="'Total Data'.A11:'Total Data'.A1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'Total Data'.A1:'Total Data'.A1</svg:desc>
                </draw:g>
              </table:table-cell>
              <table:table-cell office:value-type="string">
                <text:p>Dynamic</text:p>
                <draw:g>
                  <svg:desc>'Total Data'.A11:'Total Data'.A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otal Data'.A4:'Total Data'.A9</svg:desc>
                </draw:g>
              </table:table-cell>
              <table:table-cell office:value-type="float" office:value="13.8298">
                <text:p>13.8298</text:p>
                <draw:g>
                  <svg:desc>'Total Data'.J4:'Total Data'.J9</svg:desc>
                </draw:g>
              </table:table-cell>
              <table:table-cell office:value-type="float" office:value="14.8936">
                <text:p>14.8936</text:p>
                <draw:g>
                  <svg:desc>'Total Data'.J14:'Total Data'.J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5958">
                <text:p>26.5958</text:p>
              </table:table-cell>
              <table:table-cell office:value-type="float" office:value="35.1064">
                <text:p>35.10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617">
                <text:p>43.617</text:p>
              </table:table-cell>
              <table:table-cell office:value-type="float" office:value="44.6809">
                <text:p>44.68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1489">
                <text:p>69.1489</text:p>
              </table:table-cell>
              <table:table-cell office:value-type="float" office:value="68.0851">
                <text:p>68.0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2.9787">
                <text:p>82.97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